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28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2">
          <table:table-cell office:value-type="string">
            <text:p>ANDRE</text:p>
          </table:table-cell>
          <table:table-cell table:style-name="ce4" office:value-type="string">
            <text:p>André Ferreira Campos - ME</text:p>
          </table:table-cell>
          <table:table-cell table:style-name="ce4" office:value-type="string">
            <text:p>Rua José Milani</text:p>
          </table:table-cell>
          <table:table-cell table:style-name="ce15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352.005/0001-25</text:p>
          </table:table-cell>
          <table:table-cell table:style-name="ce13" office:value-type="string">
            <text:p>345.029.33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e Campos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16" office:value-type="string">
            <text:p>17</text:p>
          </table:table-cell>
          <table:table-cell table:style-name="ce16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2">
          <table:table-cell office:value-type="string">
            <text:p>QUBIT</text:p>
          </table:table-cell>
          <table:table-cell table:style-name="ce5" office:value-type="string">
            <text:p>Qubit Software House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º andar - sala 6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14.141.754/0001-76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Qubit.ods</text:p>
          </table:table-cell>
          <table:table-cell table:number-columns-repeated="240"/>
        </table:table-row>
        <table:table-row table:style-name="ro2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4"/>
        <table:table-column table:style-name="co19" table:default-cell-style-name="ce24"/>
        <table:table-column table:style-name="co20" table:default-cell-style-name="ce27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QT</text:p>
          </table:table-cell>
          <table:table-cell table:style-name="ce14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64">
            <text:p>64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016">
            <text:p>1.016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62">
            <text:p>162,00</text:p>
          </table:table-cell>
          <table:table-cell table:style-name="ce28"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5" office:value-type="string">
            <text:p>ANDRE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25">
            <text:p>25,00</text:p>
          </table:table-cell>
          <table:table-cell table:style-name="ce28"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5" office:value-type="string">
            <text:p>ANDRE</text:p>
          </table:table-cell>
          <table:table-cell office:value-type="float" office:value="6">
            <text:p>6</text:p>
          </table:table-cell>
          <table:table-cell office:value-type="string">
            <text:p>Guias prev./trab. ref. 09/2011</text:p>
          </table:table-cell>
          <table:table-cell table:style-name="ce26" office:value-type="float" office:value="61">
            <text:p>61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NF Paulista</text:p>
          </table:table-cell>
          <table:table-cell table:style-name="ce26" office:value-type="float" office:value="150">
            <text:p>150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15">
            <text:p>215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26">
            <text:p>126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584">
            <text:p>584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office:value-type="float" office:value="3">
            <text:p>3</text:p>
          </table:table-cell>
          <table:table-cell office:value-type="string">
            <text:p>Guias prev./trab. ref. 09/2011</text:p>
          </table:table-cell>
          <table:table-cell table:style-name="ce26" office:value-type="float" office:value="15">
            <text:p>15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40">
            <text:p>140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27">
            <text:p>227,00</text:p>
          </table:table-cell>
          <table:table-cell table:style-name="ce28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office:value-type="float" office:value="4">
            <text:p>4</text:p>
          </table:table-cell>
          <table:table-cell office:value-type="string">
            <text:p>Guias fiscais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office:value-type="float" office:value="12">
            <text:p>12</text:p>
          </table:table-cell>
          <table:table-cell office:value-type="string">
            <text:p>Xerox emitidos no mês</text:p>
          </table:table-cell>
          <table:table-cell table:formula="of:=[.C19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633">
            <text:p>6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" office:value-type="string">
            <text:p>ISRAEL</text:p>
          </table:table-cell>
          <table:table-cell office:value-type="float" office:value="3">
            <text:p>3</text:p>
          </table:table-cell>
          <table:table-cell office:value-type="string">
            <text:p>Xerox emitidos no mês</text:p>
          </table:table-cell>
          <table:table-cell table:formula="of:=[.C24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office:value-type="float" office:value="12">
            <text:p>12</text:p>
          </table:table-cell>
          <table:table-cell office:value-type="string">
            <text:p>Xerox emitidos no mês</text:p>
          </table:table-cell>
          <table:table-cell table:formula="of:=[.C27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65">
            <text:p>1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77">
            <text:p>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333">
            <text:p>3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327">
            <text:p>3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QUBIT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5" office:value-type="string">
            <text:p>ROLIM</text:p>
          </table:table-cell>
          <table:table-cell office:value-type="float" office:value="5">
            <text:p>5</text:p>
          </table:table-cell>
          <table:table-cell office:value-type="string">
            <text:p>Guias fiscais ref. 09/2011</text:p>
          </table:table-cell>
          <table:table-cell table:style-name="ce26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5" office:value-type="string">
            <text:p>ROLIM</text:p>
          </table:table-cell>
          <table:table-cell office:value-type="float" office:value="26">
            <text:p>26</text:p>
          </table:table-cell>
          <table:table-cell office:value-type="string">
            <text:p>Xerox emitidos no mês</text:p>
          </table:table-cell>
          <table:table-cell table:formula="of:=[.C37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5" office:value-type="string">
            <text:p>SANDR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5" office:value-type="string">
            <text:p>SANDRA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office:value-type="float" office:value="8">
            <text:p>8</text:p>
          </table:table-cell>
          <table:table-cell office:value-type="string">
            <text:p>Guias prev./trab. ref. 09/2011</text:p>
          </table:table-cell>
          <table:table-cell table:style-name="ce26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NA-CECILI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NA-CECIL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500">
            <text:p>1.5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-CECILIA</text:p>
          </table:table-cell>
          <table:table-cell office:value-type="float" office:value="11">
            <text:p>11</text:p>
          </table:table-cell>
          <table:table-cell office:value-type="string">
            <text:p>Xerox emitidos no mês</text:p>
          </table:table-cell>
          <table:table-cell table:formula="of:=[.C52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57">
            <text:p>15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office:value-type="float" office:value="23">
            <text:p>23</text:p>
          </table:table-cell>
          <table:table-cell office:value-type="string">
            <text:p>Xerox emitidos no mês</text:p>
          </table:table-cell>
          <table:table-cell table:formula="of:=[.C54]*0.3" office:value-type="float" office:value="6.9">
            <text:p>6,9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office:value-type="float" office:value="6">
            <text:p>6</text:p>
          </table:table-cell>
          <table:table-cell office:value-type="string">
            <text:p>Guias prev./trab. ref. 09/2011</text:p>
          </table:table-cell>
          <table:table-cell table:style-name="ce26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85">
            <text:p>1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82">
            <text:p>2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806">
            <text:p>8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office:value-type="float" office:value="3">
            <text:p>3</text:p>
          </table:table-cell>
          <table:table-cell office:value-type="string">
            <text:p>Guias prev./trab. ref. 09/2011</text:p>
          </table:table-cell>
          <table:table-cell table:style-name="ce26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53">
            <text:p>25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office:value-type="float" office:value="3">
            <text:p>3</text:p>
          </table:table-cell>
          <table:table-cell office:value-type="string">
            <text:p>Guias prev./trab. ref. 09/2011</text:p>
          </table:table-cell>
          <table:table-cell table:style-name="ce26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80">
            <text:p>2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85">
            <text:p>1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499">
            <text:p>4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office:value-type="float" office:value="14">
            <text:p>14</text:p>
          </table:table-cell>
          <table:table-cell office:value-type="string">
            <text:p>Xerox emitidos no mês</text:p>
          </table:table-cell>
          <table:table-cell table:formula="of:=[.C81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228">
            <text:p>2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06">
            <text:p>2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81">
            <text:p>18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77">
            <text:p>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61">
            <text:p>1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office:value-type="float" office:value="3">
            <text:p>3</text:p>
          </table:table-cell>
          <table:table-cell office:value-type="string">
            <text:p>Guias prev./trab. ref. 09/2011</text:p>
          </table:table-cell>
          <table:table-cell table:style-name="ce26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268">
            <text:p>26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office:value-type="float" office:value="5">
            <text:p>5</text:p>
          </table:table-cell>
          <table:table-cell office:value-type="string">
            <text:p>Guias fiscais ref. 09/2011</text:p>
          </table:table-cell>
          <table:table-cell table:style-name="ce26" office:value-type="float" office:value="45">
            <text:p>4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612">
            <text:p>6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GRO-SHIMIZU</text:p>
          </table:table-cell>
          <table:table-cell office:value-type="float" office:value="50">
            <text:p>50</text:p>
          </table:table-cell>
          <table:table-cell office:value-type="string">
            <text:p>Xerox emitidos no mês</text:p>
          </table:table-cell>
          <table:table-cell table:formula="of:=[.C98]*0.3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80">
            <text:p>8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565">
            <text:p>5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office:value-type="float" office:value="44">
            <text:p>44</text:p>
          </table:table-cell>
          <table:table-cell office:value-type="string">
            <text:p>Xerox emitidos no mês</text:p>
          </table:table-cell>
          <table:table-cell table:formula="of:=[.C111]*0.3" office:value-type="float" office:value="13.2">
            <text:p>13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35">
            <text:p>13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68">
            <text:p>1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18">
            <text:p>2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54">
            <text:p>15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office:value-type="float" office:value="5">
            <text:p>5</text:p>
          </table:table-cell>
          <table:table-cell office:value-type="string">
            <text:p>Guias fiscais ref. 09/2011</text:p>
          </table:table-cell>
          <table:table-cell table:style-name="ce26" office:value-type="float" office:value="45">
            <text:p>4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office:value-type="float" office:value="9">
            <text:p>9</text:p>
          </table:table-cell>
          <table:table-cell office:value-type="string">
            <text:p>Guias prev./trab. ref. 09/2011</text:p>
          </table:table-cell>
          <table:table-cell table:style-name="ce26" office:value-type="float" office:value="121">
            <text:p>12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632">
            <text:p>6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office:value-type="float" office:value="53">
            <text:p>53</text:p>
          </table:table-cell>
          <table:table-cell office:value-type="string">
            <text:p>Xerox emitidos no mês</text:p>
          </table:table-cell>
          <table:table-cell table:formula="of:=[.C127]*0.3" office:value-type="float" office:value="15.9">
            <text:p>15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office:value-type="float" office:value="16">
            <text:p>16</text:p>
          </table:table-cell>
          <table:table-cell office:value-type="string">
            <text:p>Xerox emitidos no mês</text:p>
          </table:table-cell>
          <table:table-cell table:formula="of:=[.C134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office:value-type="float" office:value="20">
            <text:p>20</text:p>
          </table:table-cell>
          <table:table-cell office:value-type="string">
            <text:p>Xerox emitidos no mês</text:p>
          </table:table-cell>
          <table:table-cell table:formula="of:=[.C138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42">
            <text:p>14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6">
            <text:p>6</text:p>
          </table:table-cell>
          <table:table-cell office:value-type="string">
            <text:p>Guias prev./trab. ref. 09/2011</text:p>
          </table:table-cell>
          <table:table-cell table:style-name="ce26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69">
            <text:p>69</text:p>
          </table:table-cell>
          <table:table-cell office:value-type="string">
            <text:p>Xerox emitidos no mês</text:p>
          </table:table-cell>
          <table:table-cell table:formula="of:=[.C143]*0.3" office:value-type="float" office:value="20.7">
            <text:p>20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48">
            <text:p>14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2">
            <text:p>2</text:p>
          </table:table-cell>
          <table:table-cell office:value-type="string">
            <text:p>Xerox emitidos no mês</text:p>
          </table:table-cell>
          <table:table-cell table:formula="of:=[.C14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office:value-type="float" office:value="6">
            <text:p>6</text:p>
          </table:table-cell>
          <table:table-cell office:value-type="string">
            <text:p>Guias prev./trab. ref. 09/2011</text:p>
          </table:table-cell>
          <table:table-cell table:style-name="ce26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18">
            <text:p>21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235">
            <text:p>23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78">
            <text:p>17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office:value-type="float" office:value="1">
            <text:p>1</text:p>
          </table:table-cell>
          <table:table-cell office:value-type="string">
            <text:p>Guias fiscais ref. 09/2011</text:p>
          </table:table-cell>
          <table:table-cell table:style-name="ce26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office:value-type="float" office:value="4">
            <text:p>4</text:p>
          </table:table-cell>
          <table:table-cell office:value-type="string">
            <text:p>Guias prev./trab.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office:value-type="float" office:value="22">
            <text:p>22</text:p>
          </table:table-cell>
          <table:table-cell office:value-type="string">
            <text:p>Xerox emitidos no mês</text:p>
          </table:table-cell>
          <table:table-cell table:formula="of:=[.C159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327">
            <text:p>3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office:value-type="float" office:value="7">
            <text:p>7</text:p>
          </table:table-cell>
          <table:table-cell office:value-type="string">
            <text:p>Guias prev./trab. ref. 09/2011</text:p>
          </table:table-cell>
          <table:table-cell table:style-name="ce26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office:value-type="float" office:value="6">
            <text:p>6</text:p>
          </table:table-cell>
          <table:table-cell office:value-type="string">
            <text:p>Xerox emitidos no mês</text:p>
          </table:table-cell>
          <table:table-cell table:formula="of:=[.C164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office:value-type="float" office:value="2">
            <text:p>2</text:p>
          </table:table-cell>
          <table:table-cell office:value-type="string">
            <text:p>Guias fiscais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3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6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office:value-type="float" office:value="4">
            <text:p>4</text:p>
          </table:table-cell>
          <table:table-cell office:value-type="string">
            <text:p>Guias fiscais ref. 09/2011</text:p>
          </table:table-cell>
          <table:table-cell table:style-name="ce26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office:value-type="float" office:value="2">
            <text:p>2</text:p>
          </table:table-cell>
          <table:table-cell office:value-type="string">
            <text:p>Guias prev./trab. ref. 09/2011</text:p>
          </table:table-cell>
          <table:table-cell table:style-name="ce26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erviços prestados no mês</text:p>
          </table:table-cell>
          <table:table-cell table:style-name="ce26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office:value-type="float" office:value="21">
            <text:p>21</text:p>
          </table:table-cell>
          <table:table-cell office:value-type="string">
            <text:p>Xerox emitidos no mês</text:p>
          </table:table-cell>
          <table:table-cell table:formula="of:=[.C172]*0.3" office:value-type="float" office:value="6.3">
            <text:p>6,30</text:p>
          </table:table-cell>
          <table:table-cell table:number-columns-repeated="251"/>
        </table:table-row>
        <table:table-row table:style-name="ro1" table:number-rows-repeated="6519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2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6:04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401</meta:generator>
    <dc:title>l</dc:title>
    <meta:initial-creator>Carlos Augusto Marcicano</meta:initial-creator>
    <meta:creation-date>2007-08-03T15:08:45</meta:creation-date>
    <dc:date>2011-11-21T16:04:29</dc:date>
    <meta:print-date>2009-07-16T11:00:49</meta:print-date>
    <dc:language>pt-BR</dc:language>
    <meta:editing-cycles>1128</meta:editing-cycles>
    <meta:editing-duration>P3DT10H56M17S</meta:editing-duration>
    <dc:creator>Guto Marcicano</dc:creator>
    <meta:document-statistic meta:table-count="2" meta:cell-count="2327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